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0d96d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10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11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Sandro Räss</text:p>
            <text:p text:style-name="P10">Philosoph</text:p>
            <text:p text:style-name="Contact_20_info">079 428 56 16 – <text:span text:style-name="T15">s.raess@me.com - </text:span><text:span text:style-name="T16">https://sandroraess.herokuapp.com/</text:span></text:p>
            <text:p text:style-name="P7">Ich bin ein Philosoph und ein Ruby-on-Rails-Programmierer. Mein Ziel ist es, die Welt ein Stück gerechter und vernünftiger zu machen. Meine Stärken liegen im Zuhören, Analysieren und Argumentier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4b10fed9-b84b-489d-97ad-6e89ff3c26f5">
              <text:p text:style-name="P8">
    <text:span text:style-name="T11">Abteilungsleiterin - Basel:</text:span>
    <text:span text:style-name="T13"> </text:span>
    <text:span text:style-name="T14">Juni 2019</text:span>
    <text:span text:style-name="T5"> -</text:span>
    <text:span text:style-name="T4"> </text:span>
    <text:span text:style-name="T7">Juni 2020</text:span>
  </text:p>
              <text:p text:style-name="P3">Management<text:line-break/>Isolation<text:line-break/>Epicness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fd10eb0-c4f0-425c-9976-0264d83e47e0">
              <text:p text:style-name="P9">
    <text:span text:style-name="T12">Lyriker:</text:span>
    <text:span text:style-name="T2"> </text:span>
    <text:span text:style-name="T9">Juni 2019</text:span>
    <text:span text:style-name="T4"> - </text:span>
    <text:span text:style-name="T10">Juni 2021</text:span>
    <text:span text:style-name="T4"> </text:span>
  </text:p>
              <text:p text:style-name="P4">Death Metal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a2a0d48-9277-42c4-ae3e-bd438c6a8197">
              <text:p text:style-name="P6"><text:span text:style-name="T17">Sprachen: </text:span>Deutsch, Französisch, Rus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43</meta:editing-cycles>
    <meta:editing-duration>PT2H33M35S</meta:editing-duration>
    <dc:subject>hloom.com</dc:subject>
    <meta:initial-creator>hloom.com </meta:initial-creator>
    <dc:date>2021-03-20T17:54:35.769609321</dc:date>
    <meta:document-statistic meta:table-count="1" meta:image-count="0" meta:object-count="0" meta:page-count="1" meta:paragraph-count="13" meta:word-count="24" meta:character-count="331" meta:non-whitespace-character-count="317"/>
  </office:meta>
</office:document-meta>
</file>